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]+[.B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3]+[.B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4]+[.B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]+[.B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6]+[.B6]" office:value-type="float" office:value="40" calcext:value-type="float">
            <text:p>40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[.$D$2] * [.A2]" office:value-type="float" office:value="6.28" calcext:value-type="float">
            <text:p>6,28</text:p>
          </table:table-cell>
          <table:table-cell table:formula="of:=[.$D$2]*[.A2]^2" office:value-type="float" office:value="3.14" calcext:value-type="float">
            <text:p>3,14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$D$2] * [.A3]" office:value-type="float" office:value="12.56" calcext:value-type="float">
            <text:p>12,56</text:p>
          </table:table-cell>
          <table:table-cell table:formula="of:=[.$D$2]*[.A3]^2" office:value-type="float" office:value="12.56" calcext:value-type="float">
            <text:p>12,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[.$D$2] * [.A4]" office:value-type="float" office:value="18.84" calcext:value-type="float">
            <text:p>18,84</text:p>
          </table:table-cell>
          <table:table-cell table:formula="of:=[.$D$2]*[.A4]^2" office:value-type="float" office:value="28.26" calcext:value-type="float">
            <text:p>28,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[.$D$2] * [.A5]" office:value-type="float" office:value="25.12" calcext:value-type="float">
            <text:p>25,12</text:p>
          </table:table-cell>
          <table:table-cell table:formula="of:=[.$D$2]*[.A5]^2" office:value-type="float" office:value="50.24" calcext:value-type="float">
            <text:p>50,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[.$D$2] * [.A6]" office:value-type="float" office:value="31.4" calcext:value-type="float">
            <text:p>31,4</text:p>
          </table:table-cell>
          <table:table-cell table:formula="of:=[.$D$2]*[.A6]^2" office:value-type="float" office:value="78.5" calcext:value-type="float">
            <text:p>78,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[.$D$2] * [.A7]" office:value-type="float" office:value="37.68" calcext:value-type="float">
            <text:p>37,68</text:p>
          </table:table-cell>
          <table:table-cell table:formula="of:=[.$D$2]*[.A7]^2" office:value-type="float" office:value="113.04" calcext:value-type="float">
            <text:p>113,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*[.$D$2] * [.A8]" office:value-type="float" office:value="43.96" calcext:value-type="float">
            <text:p>43,96</text:p>
          </table:table-cell>
          <table:table-cell table:formula="of:=[.$D$2]*[.A8]^2" office:value-type="float" office:value="153.86" calcext:value-type="float">
            <text:p>153,8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*[.$D$2] * [.A9]" office:value-type="float" office:value="50.24" calcext:value-type="float">
            <text:p>50,24</text:p>
          </table:table-cell>
          <table:table-cell table:formula="of:=[.$D$2]*[.A9]^2" office:value-type="float" office:value="200.96" calcext:value-type="float">
            <text:p>200,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.00.0000</text:date>, <text:time style:data-style-name="N2" text:time-value="15:18:02.08127005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6:50:35.220497228</meta:creation-date>
    <dc:date>2022-01-10T15:19:42.758406579</dc:date>
    <meta:editing-duration>PT4M14S</meta:editing-duration>
    <meta:editing-cycles>4</meta:editing-cycles>
    <meta:generator>LibreOffice/6.4.7.2$Linux_X86_64 LibreOffice_project/40$Build-2</meta:generator>
    <meta:document-statistic meta:table-count="2" meta:cell-count="47" meta:object-count="0"/>
  </office:meta>
</office:document-meta>
</file>